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45b7" officeooo:paragraph-rsid="000845b7"/>
    </style:style>
    <style:style style:name="P2" style:family="paragraph" style:parent-style-name="Standard">
      <style:paragraph-properties fo:text-align="justify" style:justify-single-word="false"/>
      <style:text-properties officeooo:rsid="000845b7" officeooo:paragraph-rsid="000845b7"/>
    </style:style>
    <style:style style:name="P3" style:family="paragraph" style:parent-style-name="Standard">
      <style:paragraph-properties fo:text-align="justify" style:justify-single-word="false"/>
      <style:text-properties officeooo:rsid="0008753f" officeooo:paragraph-rsid="0008753f"/>
    </style:style>
    <style:style style:name="P4" style:family="paragraph" style:parent-style-name="Standard">
      <style:paragraph-properties fo:text-align="justify" style:justify-single-word="false"/>
      <style:text-properties fo:font-style="normal" fo:font-weight="normal" officeooo:rsid="0009cad5" officeooo:paragraph-rsid="0009cad5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normal" fo:font-weight="normal" officeooo:rsid="000b41cc" officeooo:paragraph-rsid="000b41cc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fo:font-weight="normal" officeooo:rsid="000b41cc" officeooo:paragraph-rsid="000b41cc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normal" officeooo:rsid="000b41cc" officeooo:paragraph-rsid="00173ba5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0845b7" officeooo:paragraph-rsid="000bec89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0845b7" officeooo:paragraph-rsid="000bec89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b41cc" officeooo:paragraph-rsid="000b41cc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bec89" officeooo:paragraph-rsid="000bec89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45b7" officeooo:paragraph-rsid="000845b7" style:font-weight-asian="bold" style:font-weight-complex="bold"/>
    </style:style>
    <style:style style:name="P13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fo:font-size="12pt" fo:font-weight="bold" officeooo:rsid="0016ab07" officeooo:paragraph-rsid="0016ab07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rsid="00173ba5" officeooo:paragraph-rsid="00173ba5"/>
    </style:style>
    <style:style style:name="P1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173ba5" officeooo:paragraph-rsid="00173ba5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73ba5" officeooo:paragraph-rsid="00173ba5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b41cc" officeooo:paragraph-rsid="000b41cc"/>
    </style:style>
    <style:style style:name="P18" style:family="paragraph" style:parent-style-name="Standard">
      <style:paragraph-properties fo:text-align="justify" style:justify-single-word="false"/>
      <style:text-properties officeooo:paragraph-rsid="000845b7"/>
    </style:style>
    <style:style style:name="P19" style:family="paragraph" style:parent-style-name="Standard" style:list-style-name="L5">
      <style:paragraph-properties fo:text-align="justify" style:justify-single-word="false"/>
      <style:text-properties officeooo:paragraph-rsid="001e1514"/>
    </style:style>
    <style:style style:name="P20" style:family="paragraph" style:parent-style-name="Standard">
      <style:paragraph-properties fo:text-align="justify" style:justify-single-word="false"/>
      <style:text-properties officeooo:rsid="001919f6" officeooo:paragraph-rsid="001919f6"/>
    </style:style>
    <style:style style:name="P21" style:family="paragraph" style:parent-style-name="Standard" style:list-style-name="L2">
      <style:paragraph-properties fo:text-align="justify" style:justify-single-word="false"/>
      <style:text-properties officeooo:rsid="001919f6" officeooo:paragraph-rsid="001919f6"/>
    </style:style>
    <style:style style:name="P22" style:family="paragraph" style:parent-style-name="Standard" style:list-style-name="L2">
      <style:paragraph-properties fo:text-align="justify" style:justify-single-word="false"/>
      <style:text-properties officeooo:rsid="00192e39" officeooo:paragraph-rsid="00192e39"/>
    </style:style>
    <style:style style:name="P2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173ba5" officeooo:paragraph-rsid="00173ba5"/>
    </style:style>
    <style:style style:name="P24" style:family="paragraph" style:parent-style-name="Standard">
      <style:paragraph-properties fo:text-align="justify" style:justify-single-word="false"/>
      <style:text-properties officeooo:rsid="001b16ba" officeooo:paragraph-rsid="001b16ba"/>
    </style:style>
    <style:style style:name="P25" style:family="paragraph" style:parent-style-name="Standard" style:list-style-name="L3">
      <style:paragraph-properties fo:text-align="justify" style:justify-single-word="false"/>
      <style:text-properties officeooo:rsid="001b16ba" officeooo:paragraph-rsid="001b16ba"/>
    </style:style>
    <style:style style:name="P26" style:family="paragraph" style:parent-style-name="Standard" style:list-style-name="L3">
      <style:paragraph-properties fo:text-align="justify" style:justify-single-word="false"/>
      <style:text-properties officeooo:rsid="001d4d4d" officeooo:paragraph-rsid="001d4d4d"/>
    </style:style>
    <style:style style:name="P27" style:family="paragraph" style:parent-style-name="Standard" style:list-style-name="L3">
      <style:paragraph-properties fo:margin-left="2.521cm" fo:margin-right="0cm" fo:text-align="justify" style:justify-single-word="false" fo:text-indent="-0.635cm" style:auto-text-indent="false"/>
      <style:text-properties officeooo:rsid="001d4d4d" officeooo:paragraph-rsid="001d4d4d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d4d4d" officeooo:paragraph-rsid="001d4d4d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e1514" officeooo:paragraph-rsid="001e1514"/>
    </style:style>
    <style:style style:name="P30" style:family="paragraph" style:parent-style-name="Standard" style:list-style-name="L5">
      <style:paragraph-properties fo:text-align="justify" style:justify-single-word="false"/>
      <style:text-properties officeooo:rsid="001e1514" officeooo:paragraph-rsid="001e1514"/>
    </style:style>
    <style:style style:name="P31" style:family="paragraph" style:parent-style-name="Standard" style:list-style-name="L6">
      <style:paragraph-properties fo:text-align="justify" style:justify-single-word="false"/>
      <style:text-properties officeooo:rsid="001e1514" officeooo:paragraph-rsid="001e1514"/>
    </style:style>
    <style:style style:name="P32" style:family="paragraph" style:parent-style-name="Standard" style:list-style-name="L7">
      <style:paragraph-properties fo:text-align="justify" style:justify-single-word="false"/>
      <style:text-properties officeooo:rsid="001e1514" officeooo:paragraph-rsid="001e1514"/>
    </style:style>
    <style:style style:name="P33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fo:font-size="12pt" officeooo:paragraph-rsid="001919f6" style:font-size-asian="12pt" style:font-size-complex="12pt"/>
    </style:style>
    <style:style style:name="P34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fo:font-size="12pt" officeooo:paragraph-rsid="001d4d4d" style:font-size-asian="12pt" style:font-size-complex="12pt"/>
    </style:style>
    <style:style style:name="P35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fo:font-size="12pt" officeooo:rsid="0016ab07" officeooo:paragraph-rsid="0016ab07" style:font-size-asian="12pt" style:font-size-complex="12pt"/>
    </style:style>
    <style:style style:name="P36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officeooo:paragraph-rsid="001919f6"/>
    </style:style>
    <style:style style:name="P37" style:family="paragraph" style:parent-style-name="Text_20_body" style:list-style-name="L4">
      <style:paragraph-properties fo:line-height="100%" fo:text-align="justify" style:justify-single-word="false"/>
      <style:text-properties officeooo:paragraph-rsid="001d4d4d"/>
    </style:style>
    <style:style style:name="P38" style:family="paragraph" style:parent-style-name="Text_20_body" style:list-style-name="L4">
      <style:paragraph-properties fo:line-height="100%" fo:text-align="justify" style:justify-single-word="false"/>
      <style:text-properties officeooo:rsid="001d4d4d" officeooo:paragraph-rsid="001d4d4d"/>
    </style:style>
    <style:style style:name="T1" style:family="text">
      <style:text-properties officeooo:rsid="000845b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f4dfe" style:font-weight-asian="bold" style:font-weight-complex="bold"/>
    </style:style>
    <style:style style:name="T4" style:family="text">
      <style:text-properties fo:font-weight="bold" officeooo:rsid="001273c4" style:font-weight-asian="bold" style:font-weight-complex="bold"/>
    </style:style>
    <style:style style:name="T5" style:family="text">
      <style:text-properties fo:font-weight="bold" officeooo:rsid="0015b2c6" style:font-weight-asian="bold" style:font-weight-complex="bold"/>
    </style:style>
    <style:style style:name="T6" style:family="text">
      <style:text-properties fo:font-weight="bold" officeooo:rsid="0016ab07" style:font-weight-asian="bold" style:font-weight-complex="bold"/>
    </style:style>
    <style:style style:name="T7" style:family="text">
      <style:text-properties fo:font-weight="bold" officeooo:rsid="001cebe9" style:font-weight-asian="bold" style:font-weight-complex="bold"/>
    </style:style>
    <style:style style:name="T8" style:family="text">
      <style:text-properties fo:font-style="italic" fo:font-weight="normal" officeooo:rsid="001da3ab" style:font-style-asian="italic" style:font-weight-asian="normal" style:font-style-complex="italic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e1514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73ba5" style:font-style-asian="normal" style:font-style-complex="normal"/>
    </style:style>
    <style:style style:name="T13" style:family="text">
      <style:text-properties fo:font-style="normal" officeooo:rsid="00192e39" style:font-style-asian="normal" style:font-style-complex="normal"/>
    </style:style>
    <style:style style:name="T14" style:family="text">
      <style:text-properties fo:font-style="normal" officeooo:rsid="001e1514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1da3ab" style:font-style-asian="normal" style:font-weight-asian="bold" style:font-style-complex="normal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09cad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73ba5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d4d4d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da3ab" style:font-style-asian="normal" style:font-weight-asian="normal" style:font-style-complex="normal" style:font-weight-complex="normal"/>
    </style:style>
    <style:style style:name="T22" style:family="text">
      <style:text-properties officeooo:rsid="000bec89"/>
    </style:style>
    <style:style style:name="T23" style:family="text">
      <style:text-properties officeooo:rsid="000db793"/>
    </style:style>
    <style:style style:name="T24" style:family="text">
      <style:text-properties officeooo:rsid="0015b2c6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67a82" style:font-weight-asian="normal" style:font-weight-complex="normal"/>
    </style:style>
    <style:style style:name="T27" style:family="text">
      <style:text-properties fo:font-weight="normal" officeooo:rsid="001273c4" style:font-weight-asian="normal" style:font-weight-complex="normal"/>
    </style:style>
    <style:style style:name="T28" style:family="text">
      <style:text-properties fo:font-weight="normal" officeooo:rsid="0016ab07" style:font-weight-asian="normal" style:font-weight-complex="normal"/>
    </style:style>
    <style:style style:name="T29" style:family="text">
      <style:text-properties fo:font-weight="normal" officeooo:rsid="001919f6" style:font-weight-asian="normal" style:font-weight-complex="normal"/>
    </style:style>
    <style:style style:name="T30" style:family="text">
      <style:text-properties fo:font-weight="normal" officeooo:rsid="001cebe9" style:font-weight-asian="normal" style:font-weight-complex="normal"/>
    </style:style>
    <style:style style:name="T31" style:family="text">
      <style:text-properties fo:font-weight="normal" officeooo:rsid="001d4d4d" style:font-weight-asian="normal" style:font-weight-complex="normal"/>
    </style:style>
    <style:style style:name="T32" style:family="text">
      <style:text-properties officeooo:rsid="00173ba5"/>
    </style:style>
    <style:style style:name="T33" style:family="text">
      <style:text-properties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1919f6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192e39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1d4d4d" style:font-size-asian="12pt" style:font-weight-asian="normal" style:font-size-complex="12pt" style:font-weight-complex="normal"/>
    </style:style>
    <style:style style:name="T37" style:family="text">
      <style:text-properties fo:font-size="12pt" fo:font-style="italic" fo:font-weight="normal" officeooo:rsid="001919f6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fo:font-size="12pt" fo:font-style="normal" fo:font-weight="normal" officeooo:rsid="001919f6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fo:font-style="normal" fo:font-weight="normal" officeooo:rsid="00192e39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officeooo:rsid="001d4d4d"/>
    </style:style>
    <style:style style:name="T41" style:family="text">
      <style:text-properties officeooo:rsid="001da3ab"/>
    </style:style>
    <style:style style:name="T4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éthodologie</text:p>
      <text:p text:style-name="P9">la question d<text:span text:style-name="T24">e réflexion</text:span> philosophique</text:p>
      <text:p text:style-name="P1"/>
      <text:p text:style-name="P1"/>
      <text:p text:style-name="P20">Pour répondre à cette question de réflexion philosophique, vous aller devoir rédiger un <text:span text:style-name="T2">essai</text:span>. La notion d’essai est plus floue que la notion de <text:span text:style-name="T9">dissertation</text:span><text:span text:style-name="T11">, que vous étudierez en philosophie tronc commun en Terminale. Les différences principales sont les suivantes :</text:span></text:p>
      <text:list xml:id="list3311943391" text:style-name="L2">
        <text:list-item>
          <text:p text:style-name="P21"><text:span text:style-name="T11">Aucune méthodologie spécifique n’est attendue</text:span></text:p>
        </text:list-item>
        <text:list-item>
          <text:p text:style-name="P21"><text:span text:style-name="T11">Vous n’êtes pas obligé de problématiser</text:span></text:p>
        </text:list-item>
        <text:list-item>
          <text:p text:style-name="P21"><text:span text:style-name="T11">Vous n’avez pas à opposer des points de vue différents : </text:span><text:span text:style-name="T13">v</text:span><text:span text:style-name="T11">ous pouvez vous permettre de défendre </text:span><text:span text:style-name="T9">une</text:span><text:span text:style-name="T11"> réponse à la question, en l’argumentant bien</text:span></text:p>
        </text:list-item>
        <text:list-item>
          <text:p text:style-name="P22"><text:span text:style-name="T11">Vous pouvez utiliser le « je » pour exprimer votre position</text:span></text:p>
        </text:list-item>
      </text:list>
      <text:p text:style-name="P2"/>
      <text:p text:style-name="P12">I. <text:span text:style-name="T22">L’analyse du sujet et la construction de l’introduction</text:span></text:p>
      <text:p text:style-name="P12"/>
      <text:p text:style-name="P13"><text:tab/>1ère étape : l’analyse du sujet</text:p>
      <text:p text:style-name="P36"><text:span text:style-name="T34">En philosophie, il convient d’</text:span><text:span text:style-name="T35">accorder</text:span><text:span text:style-name="T34"> une attention extrême à toutes les spécificités du sujet. En particulier, il faut analyser chacun des concepts importants. Par exemple, sur le sujet « Est-il utile d’imaginer une société parfaite ? », il faut vous interroger sur ce que signifie « </text:span><text:span text:style-name="T37">être utile</text:span><text:span text:style-name="T34"> », ce en quoi consiste le fait d’</text:span><text:span text:style-name="T37">imaginer</text:span><text:span text:style-name="T34">, ce qu’est une </text:span><text:span text:style-name="T37">société</text:span><text:span text:style-name="T34">, ce qu’implique l’idée de </text:span><text:span text:style-name="T37">perfection</text:span><text:span text:style-name="T38">. Les définitions et les analyses que vous travaillez au brouillon ne se retrouve</text:span><text:span text:style-name="T39">ront</text:span><text:span text:style-name="T38"> pas </text:span><text:span text:style-name="T37">toutes</text:span><text:span text:style-name="T38"> dans votre devoir final, mais il est important de procéder à ce</text:span><text:span text:style-name="T39">tte</text:span><text:span text:style-name="T38"> prem</text:span><text:span text:style-name="T39">ière</text:span><text:span text:style-name="T38"> </text:span><text:span text:style-name="T39">exploration </text:span><text:span text:style-name="T38">pour trouver des idées intéressantes, et identifier toutes les dimensions possibles du sujet.</text:span></text:p>
      <text:p text:style-name="P18"><text:span text:style-name="T38"/></text:p>
      <text:p text:style-name="P18"><text:span text:style-name="T1"><text:tab/></text:span><text:span text:style-name="T6">2ème étape : les étapes de la rédaction de l’introduction</text:span></text:p>
      <text:p text:style-name="P2"/>
      <text:p text:style-name="P33"><text:span text:style-name="T6">a.</text:span><text:span text:style-name="T4"> </text:span><text:span text:style-name="T5">L’a</text:span><text:span text:style-name="T4">ccroche </text:span><text:span text:style-name="T3">(facultatif) : </text:span><text:span text:style-name="T26">Une accroche est </text:span><text:span text:style-name="T27">un élément qui est censé éveiller l'intérêt du lecteur pour le problème que vous allez poser, et qui ainsi vous permet d'initier votre réflexion. C'est un élément non nécessaire. </text:span><text:span text:style-name="T26">Ne rédigez une accroche que si vous avez une référence précise, intéressante et adéquate à proposer.</text:span></text:p>
      <text:p text:style-name="P33"><text:span text:style-name="T28">b. Les </text:span><text:span text:style-name="T6">définitions</text:span><text:span text:style-name="T28"> des </text:span><text:span text:style-name="T29">principaux </text:span><text:span text:style-name="T28">concepts du sujet </text:span><text:span text:style-name="T29">(deux au maximum)</text:span><text:span text:style-name="T28">, et quelques éléments d’analyse si besoin.</text:span></text:p>
      <text:p text:style-name="P35"><text:span text:style-name="T25">c. L’</text:span><text:span text:style-name="T2">exposition du sujet</text:span><text:span text:style-name="T25">. Il s’agit simplement de répéter la question qui vous est posée quelque part dans l’intro.</text:span></text:p>
      <text:p text:style-name="P34"><text:span text:style-name="T30">d. La </text:span><text:span text:style-name="T7">problématique</text:span><text:span text:style-name="T30">. Il faut ici identifier deux réponses possibles au sujet, opposées entre elles. Cette problématique peut être exposée sous la forme : « </text:span><text:span text:style-name="T31">A première vue, [première réponse]. Cependant, [deuxième réponse] ».</text:span></text:p>
      <text:list xml:id="list3000998355" text:style-name="L4">
        <text:list-item>
          <text:p text:style-name="P38"><text:span text:style-name="T36">V</text:span><text:span text:style-name="T33">os réponses peuvent éventuellement être formulées sous la forme de questions, mais celles-ci doivent être aussi précises que possible.</text:span></text:p>
        </text:list-item>
        <text:list-item>
          <text:p text:style-name="P37"><text:span text:style-name="T36">Étant donné que votre devoir sera assez court, cette problématique pourra valoir comme annonce de plan ; dans ce cas, vous pourrez ajouter dans votre développement une troisième partie, sans l’annoncer en introduction.</text:span></text:p>
        </text:list-item>
      </text:list>
      <text:p text:style-name="P2"/>
      <text:p text:style-name="P11">II. <text:span text:style-name="T32">Construire le développement</text:span></text:p>
      <text:p text:style-name="P3"/>
      <text:p text:style-name="P24">Pour construire le plan de votre développement, vous avez deux possibilités :</text:p>
      <text:list xml:id="list426509443" text:style-name="L3">
        <text:list-item>
          <text:p text:style-name="P25">Soit vous <text:span text:style-name="T40">faites un plan en deux parties, présentant les deux réponses annoncées dans votre problématique.</text:span></text:p>
        </text:list-item>
        <text:list-item>
          <text:p text:style-name="P26">Soit vous faites un plan en trois parties ; la troisième peut :</text:p>
        </text:list-item>
        <text:list-item>
          <text:p text:style-name="P27">proposer une nouvelle réponse, opposée aussi bien à la première qu’à la seconde</text:p>
        </text:list-item>
        <text:list-item>
          <text:p text:style-name="P27">tirer des conséquences de votre seconde réponse, que vous considérez pertinente</text:p>
        </text:list-item>
        <text:list-item>
          <text:p text:style-name="P27">critiquer un présupposé du sujet (quelque chose qui est posé par vrai par le sujet, mais de façon exclusivement implicite)</text:p>
        </text:list-item>
      </text:list>
      <text:p text:style-name="P28"><text:soft-page-break/></text:p>
      <text:p text:style-name="P28">Le plan en trois parties est plutôt conseillé, dans la mesure où il permet de dépasser une simple opposition binaire oui/non.</text:p>
      <text:list xml:id="list1948216920" text:style-name="L6">
        <text:list-item>
          <text:p text:style-name="P31">Si vous faites un plan en <text:span text:style-name="T2">deux</text:span> parties, rédigez chaque partie sous la forme de <text:span text:style-name="T2">deux</text:span> paragraphes</text:p>
        </text:list-item>
        <text:list-item>
          <text:p text:style-name="P31">Si vous faites un plan en <text:span text:style-name="T2">trois</text:span> parties, rédigez chaque partie sous la forme d’<text:span text:style-name="T2">un</text:span> paragraphe</text:p>
        </text:list-item>
      </text:list>
      <text:p text:style-name="P28"/>
      <text:p text:style-name="P29"><text:span text:style-name="T42">Comment rédiger vos paragraphes ?</text:span> </text:p>
      <text:list xml:id="list485622443" text:style-name="L7">
        <text:list-item>
          <text:p text:style-name="P32">Exposez votre réponse sous la forme d’une thèse complète et précise</text:p>
        </text:list-item>
        <text:list-item>
          <text:p text:style-name="P32">Donnez une justification générale de votre réponse, si possible en vous appuyant sur vos définitions</text:p>
        </text:list-item>
        <text:list-item>
          <text:p text:style-name="P32"><text:span text:style-name="T11">Illustrez votre argument avec un exemple, tiré de votre culture générale. Attention cependant :</text:span></text:p>
        </text:list-item>
      </text:list>
      <text:list xml:id="list2179882684" text:style-name="L5">
        <text:list-item>
          <text:list>
            <text:list-item>
              <text:p text:style-name="P19"><text:span text:style-name="T14">Un exemple peut </text:span><text:span text:style-name="T10">illustrer</text:span><text:span text:style-name="T14"> un argument, mais jamais le remplacer.</text:span></text:p>
            </text:list-item>
            <text:list-item>
              <text:p text:style-name="P30"><text:span text:style-name="T11">Un exemple doit toujours être </text:span><text:span text:style-name="T9">analysé</text:span><text:span text:style-name="T11"> avec précision, il ne se suffit jamais à lui-même</text:span></text:p>
            </text:list-item>
          </text:list>
        </text:list-item>
        <text:list-item>
          <text:p text:style-name="P30"><text:span text:style-name="T11">Concluez aussi clairement que possible, en revenant vers le sujet</text:span></text:p>
        </text:list-item>
      </text:list>
      <text:p text:style-name="P14"/>
      <text:p text:style-name="P16"><text:span text:style-name="T18">A</text:span><text:span text:style-name="T17">ttention à respecter les principes suivants :</text:span></text:p>
      <text:p text:style-name="P15"><text:span text:style-name="T17">- Toujours aller </text:span><text:span text:style-name="T15">du plus simple au plus complexe</text:span><text:span text:style-name="T17">, du plus faible au plus fort</text:span></text:p>
      <text:p text:style-name="P15"><text:span text:style-name="T17">- Toujours </text:span><text:span text:style-name="T15">être dans le sujet</text:span><text:span text:style-name="T17"> : assurez-vous d’être toujours en train d’étudier la relation entre les concepts du sujet. Par exemple, sur le sujet « Est-il utile d’imaginer une société parfaite ? », </text:span><text:span text:style-name="T15">chacune</text:span><text:span text:style-name="T17"> de vos partie</text:span><text:span text:style-name="T20">s</text:span><text:span text:style-name="T17"> devra traiter d</text:span><text:span text:style-name="T20">u fait d’imaginer une société parfaite.</text:span></text:p>
      <text:p text:style-name="P15"><text:span text:style-name="T17">- </text:span><text:span text:style-name="T15">Les parties doivent se suivre de façon logique</text:span><text:span text:style-name="T17">. Il faut envisager votre réponse comme le développement rigoureux d’une réflexion cohérente. </text:span><text:span text:style-name="T20">Pour montrer la cohérence de ce que vous faites, il est conseillé de faire des transitions ; vous pouvez les rédiger sous la forme de questions, auxquelles la thèse suivante devra répondre.</text:span></text:p>
      <text:p text:style-name="P15"><text:span text:style-name="T20">- </text:span><text:span text:style-name="T21">De façon générale, n’hésitez pas à </text:span><text:span text:style-name="T16">poser des questions et à y répondre</text:span><text:span text:style-name="T21"> – mais il faut éviter à tout prix les questions </text:span><text:span text:style-name="T8">rhétoriques</text:span><text:span text:style-name="T21">, c’est-à-dire les fausses questions qui contiennent déjà leur réponse.</text:span></text:p>
      <text:p text:style-name="P4"/>
      <text:p text:style-name="P10"><text:span text:style-name="T12">III</text:span><text:span text:style-name="T11">. La conclusion</text:span></text:p>
      <text:p text:style-name="P5"/>
      <text:p text:style-name="P5">L<text:span text:style-name="T32">a conclusion se construit sur le même principe que pour la question d’interprétation, en deux temps donc :</text:span></text:p>
      <text:p text:style-name="P5"/>
      <text:p text:style-name="P17"><text:span text:style-name="T17">1. La </text:span><text:span text:style-name="T15">synthèse</text:span><text:span text:style-name="T17"> de </text:span><text:span text:style-name="T19">votre réflexion</text:span><text:span text:style-name="T17">. Il s’agit de réexpliquer </text:span><text:span text:style-name="T19">brièvement la façon dont vous avez construit votre réflexion. </text:span><text:span text:style-name="T21">Donnez la réponse la plus claire possible à la question qui vous est posée, en évitant autant que possible les banalités.</text:span></text:p>
      <text:p text:style-name="P6"/>
      <text:p text:style-name="P7">2. <text:span text:style-name="T41">Éventuellement, l</text:span><text:span text:style-name="T2">’ouverture</text:span>. <text:span text:style-name="T32">Il faut prendre un peu de distance avec la question : montrer</text:span> pourquoi <text:span text:style-name="T32">e</text:span>l<text:span text:style-name="T32">le</text:span> est intéressant<text:span text:style-name="T32">e</text:span>, <text:span text:style-name="T32">quelle est son actualité… I</text:span>l faut terminer sur quelque chose de plus personnel, une réflexion qui vous est propre, <text:span text:style-name="T23">qui vous semble intéressante</text:span> et qui a été directement inspirée par le texte. <text:span text:style-name="T32">N’hésitez pas à faire référence à des faits d’actualité, et à proposer une courte analyse en fonction de votre réflex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5T10:50:15.256000000</meta:creation-date>
    <meta:editing-duration>PT3M26S</meta:editing-duration>
    <meta:editing-cycles>3</meta:editing-cycles>
    <meta:generator>LibreOffice/7.3.1.3$Windows_X86_64 LibreOffice_project/a69ca51ded25f3eefd52d7bf9a5fad8c90b87951</meta:generator>
    <dc:date>2022-12-15T14:30:11.627000000</dc:date>
    <meta:document-statistic meta:table-count="0" meta:image-count="0" meta:object-count="0" meta:page-count="2" meta:paragraph-count="43" meta:word-count="928" meta:character-count="5698" meta:non-whitespace-character-count="4828"/>
  </office:meta>
</office:document-meta>
</file>